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cm" fo:min-width="2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7.04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171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459cm" fo:padding-top="0.149cm" fo:padding-bottom="0.149cm" fo:padding-left="0.274cm" fo:padding-right="0.274cm"/>
    </style:style>
    <style:style style:name="gr7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9" style:family="graphic" style:parent-style-name="standard">
      <style:graphic-properties draw:stroke="none" svg:stroke-color="#000000" draw:fill="none" draw:fill-color="#ffffff" fo:min-height="0.391cm"/>
    </style:style>
    <style:style style:name="gr10" style:family="graphic" style:parent-style-name="standard">
      <style:graphic-properties draw:stroke="none" draw:fill-color="#ff99ff" draw:textarea-horizontal-align="justify" draw:textarea-vertical-align="middle" draw:auto-grow-height="false" fo:min-height="0.172cm" fo:min-width="1.546cm"/>
    </style:style>
    <style:style style:name="gr1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6.378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77cm" fo:padding-top="0.149cm" fo:padding-bottom="0.149cm" fo:padding-left="0.274cm" fo:padding-right="0.274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02cm" fo:min-width="4.759cm" fo:padding-top="0.175cm" fo:padding-bottom="0.175cm" fo:padding-left="0.3cm" fo:padding-right="0.3cm"/>
    </style:style>
    <style:style style:name="gr1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4.079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1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Ubuntu Mon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loext:graphic-properties draw:fill-color="#ff99ff"/>
      <style:paragraph-properties fo:text-align="center"/>
    </style:style>
    <style:style style:name="T1" style:family="text">
      <style:text-properties fo:color="#000000" style:font-name="Ubuntu Mono1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1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1" fo:font-size="11pt" style:font-size-asian="11pt" style:font-size-complex="11pt"/>
    </style:style>
    <style:style style:name="T5" style:family="text">
      <style:text-properties style:use-window-font-color="true" style:font-name="Ubuntu Mono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Ubuntu Mono1" fo:font-size="11pt" style:font-size-asian="11pt" style:font-size-complex="11pt"/>
    </style:style>
    <style:style style:name="T9" style:family="text">
      <style:text-properties fo:color="#000000" style:font-name="Ubuntu Mono1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style:font-name="Ubuntu Mono1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Ubuntu Mono1" fo:font-size="11pt" style:font-size-asian="11pt" style:font-size-complex="11pt"/>
    </style:style>
    <style:style style:name="T12" style:family="text">
      <style:text-properties style:font-name="Ubuntu Mon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0" style:font-name="Ubuntu Mono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5cm" svg:x="14.7cm" svg:y="0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cm" svg:height="1.165cm" svg:x="14.9cm" svg:y="0.935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3" draw:id="id3" draw:layer="layout" svg:width="1.4cm" svg:height="0.5cm" svg:x="14.5cm" svg:y="0.4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7.699cm" svg:height="1.513cm" svg:x="0.481cm" svg:y="0.60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7.519cm" svg:height="1.421cm" svg:x="0.681cm" svg:y="0.942cm">
          <draw:text-box>
            <text:p text:style-name="P3"><text:span text:style-name="T3">NAME</text:span><text:span text:style-name="T3">:</text:span><text:span text:style-name="T8"> </text:span><text:span text:style-name="T9">myMe</text:span><text:span text:style-name="T9">thod</text:span></text:p>
            <text:p text:style-name="P3"><text:span text:style-name="T3">FULL</text:span><text:span text:style-name="T3">_NAM</text:span><text:span text:style-name="T3">E:</text:span><text:span text:style-name="T10"> </text:span><text:span text:style-name="T9">io.s</text:span><text:span text:style-name="T9">hift</text:span><text:span text:style-name="T9">left</text:span><text:span text:style-name="T9">.Foo</text:span><text:span text:style-name="T9">.myM</text:span><text:span text:style-name="T9">etho</text:span><text:span text:style-name="T9">d</text:span></text:p>
            <text:p text:style-name="P3"><text:span text:style-name="T11"/></text:p>
          </draw:text-box>
        </draw:frame>
        <draw:custom-shape draw:style-name="gr6" draw:text-style-name="P5" draw:layer="layout" svg:width="2.019cm" svg:height="0.5cm" svg:x="0.281cm" svg:y="0.407cm">
          <text:p text:style-name="P1"><text:span text:style-name="T7">ME</text:span><text:span text:style-name="T7">TH</text:span><text:span text:style-name="T7">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draw:line-skew="-0.106cm" svg:x1="1.935cm" svg:y1="3.895cm" svg:x2="4.33cm" svg:y2="2.12cm" draw:start-shape="id1" draw:start-glue-point="0" draw:end-shape="id2" svg:d="M1935 3895c0-1491 2395-604 2395-1775" svg:viewBox="0 0 2396 1776">
          <text:p/>
        </draw:connector>
        <draw:custom-shape draw:style-name="gr8" draw:text-style-name="P8" draw:layer="layout" svg:width="0.9cm" svg:height="0.4cm" svg:x="2.7cm" svg:y="2.71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1cm" svg:height="0.641cm" svg:x="2.6cm" svg:y="2.599cm">
          <draw:text-box>
            <text:p text:style-name="P1"><text:span text:style-name="T12">AST</text:span></text:p>
          </draw:text-box>
        </draw:frame>
        <draw:connector draw:style-name="gr7" draw:text-style-name="P7" draw:layer="layout" draw:type="curve" svg:x1="14.5cm" svg:y1="0.65cm" svg:x2="12.673cm" svg:y2="3.082cm" draw:start-shape="id3" draw:start-glue-point="3" draw:end-shape="id4" svg:d="M14500 650c-1218 0-1827 810-1827 2432" svg:viewBox="0 0 1828 2433">
          <text:p/>
        </draw:connector>
        <draw:custom-shape draw:style-name="gr10" draw:text-style-name="P10" draw:layer="layout" svg:width="2.046cm" svg:height="0.422cm" svg:x="11.909cm" svg:y="1.6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5cm" svg:height="0.641cm" svg:x="11.682cm" svg:y="1.562cm">
          <draw:text-box>
            <text:p text:style-name="P1"><text:span text:style-name="T12">EVAL_TYPE</text:span></text:p>
          </draw:text-box>
        </draw:frame>
        <draw:custom-shape draw:style-name="gr11" draw:text-style-name="P2" draw:layer="layout" svg:width="7.03cm" svg:height="1.513cm" svg:x="0.47cm" svg:y="4.09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7.519cm" svg:height="1.421cm" svg:x="0.67cm" svg:y="4.43cm">
          <draw:text-box>
            <text:p text:style-name="P3"><text:span text:style-name="T3">CODE:</text:span><text:span text:style-name="T8"> </text:span><text:span text:style-name="T9">String</text:span></text:p>
            <text:p text:style-name="P3"><text:span text:style-name="T3">EVALUATION_STRATEGY:</text:span><text:span text:style-name="T10"> </text:span><text:span text:style-name="T13">BY_SHARING</text:span></text:p>
            <text:p text:style-name="P3"><text:span text:style-name="T11"/></text:p>
          </draw:text-box>
        </draw:frame>
        <draw:custom-shape draw:style-name="gr12" draw:text-style-name="P5" xml:id="id1" draw:id="id1" draw:layer="layout" svg:width="3.33cm" svg:height="0.5cm" svg:x="0.27cm" svg:y="3.895cm">
          <text:p text:style-name="P1"><text:span text:style-name="T7">METHOD_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5.425cm" svg:height="1.918cm" svg:x="9.961cm" svg:y="3.08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298cm" svg:height="1.421cm" svg:x="10.102cm" svg:y="3.417cm">
          <draw:text-box>
            <text:p text:style-name="P3"><text:span text:style-name="T3">CODE:</text:span><text:span text:style-name="T8"> </text:span><text:span text:style-name="T9">int param1</text:span></text:p>
            <text:p text:style-name="P3"><text:span text:style-name="T3">NAME:</text:span><text:span text:style-name="T10"> </text:span><text:span text:style-name="T13">param1</text:span></text:p>
            <text:p text:style-name="P3"><text:span text:style-name="T3">ORDER:</text:span><text:span text:style-name="T10"> </text:span><text:span text:style-name="T13">1</text:span></text:p>
          </draw:text-box>
        </draw:frame>
        <draw:custom-shape draw:style-name="gr14" draw:text-style-name="P5" xml:id="id5" draw:id="id5" draw:layer="layout" svg:width="4.639cm" svg:height="0.5cm" svg:x="9.761cm" svg:y="2.882cm">
          <text:p text:style-name="P1"><text:span text:style-name="T7">METHOD_PARAMETER_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9.761cm" svg:y1="3.132cm" svg:x2="8.18cm" svg:y2="1.363cm" draw:start-shape="id5" draw:start-glue-point="3" draw:end-shape="id2" svg:d="M9761 3132c-1186 0-396-1769-1581-1769" svg:viewBox="0 0 1582 1770">
          <text:p/>
        </draw:connector>
        <draw:custom-shape draw:style-name="gr8" draw:text-style-name="P8" draw:layer="layout" svg:width="0.9cm" svg:height="0.4cm" svg:x="8.8cm" svg:y="2.07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1cm" svg:height="0.641cm" svg:x="8.7cm" svg:y="1.959cm">
          <draw:text-box>
            <text:p text:style-name="P1"><text:span text:style-name="T12">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4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07-05T15:33:12.508003378</dc:date>
    <meta:editing-duration>PT23H5M53S</meta:editing-duration>
    <meta:editing-cycles>59</meta:editing-cycles>
    <meta:generator>LibreOffice/5.1.6.2$Linux_X86_64 LibreOffice_project/10m0$Build-2</meta:generator>
    <meta:document-statistic meta:object-count="21"/>
  </office:meta>
</office:document-meta>
</file>